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47.99055118110236pt" style:use-optimal-column-width="tru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65.25pt" style:use-optimal-column-width="true"/>
    </style:style>
    <style:style style:name="ACOL-10" style:family="table-column"/>
    <style:style style:name="ACOL-11" style:family="table-column">
      <style:table-column-properties style:column-width="78pt" style:use-optimal-column-width="false"/>
    </style:style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2pt" style:use-optimal-row-height="true"/>
    </style:style>
    <style:style style:name="AROW-3" style:family="table-row">
      <style:table-row-properties style:row-height="13.5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2"/>
        <table:table-column table:default-cell-style-name="ACE-0" table:style-name="ACOL-7"/>
        <table:table-column table:default-cell-style-name="ACE-0" table:style-name="ACOL-2"/>
        <table:table-column table:default-cell-style-name="ACE-0" table:style-name="ACOL-8"/>
        <table:table-column table:default-cell-style-name="ACE-0" table:style-name="ACOL-2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1"/>
        <table:table-column table:default-cell-style-name="ACE-0" table:style-name="ACOL-0" table:number-columns-repeated="225"/>
        <table:table-column table:style-name="ACOL-0" table:number-columns-repeated="1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1312</text:p>
          </table:table-cell>
          <table:table-cell table:style-name="ACE-3" office:value-type="float" office:value="10.670170000000001">
            <text:p>10.67</text:p>
          </table:table-cell>
          <table:table-cell table:style-name="ACE-3" office:value-type="float" office:value="105.86083000000001">
            <text:p>105.86</text:p>
          </table:table-cell>
          <table:table-cell table:style-name="ACE-0" office:value-type="float" office:value="5570">
            <text:p>557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1 piece of wood - channel fill: dark gray well-rounded coarse sand to fine gravel bed (channel base); upward transiting into dark gray silty fine sand - some larger plant remains (channel fill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6999999999999997">
            <text:p>−0.9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1311</text:p>
          </table:table-cell>
          <table:table-cell table:style-name="ACE-3" office:value-type="float" office:value="10.752829999999999">
            <text:p>10.75</text:p>
          </table:table-cell>
          <table:table-cell table:style-name="ACE-3" office:value-type="float" office:value="106.01383">
            <text:p>106.01</text:p>
          </table:table-cell>
          <table:table-cell table:style-name="ACE-0" office:value-type="float" office:value="5585">
            <text:p>55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2 pieces of wood - tidal beach: brown clayey fine sand with silt beds - fining or coarsening upwards - few organic spots - few foraminifers and shell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069999999999999">
            <text:p>−1.507</text:p>
          </table:table-cell>
          <table:table-cell table:style-name="ACE-0" office:value-type="float" office:value="0.63">
            <text:p>0.63</text:p>
          </table:table-cell>
          <table:table-cell table:style-name="ACE-0" office:value-type="float" office:value="0.63">
            <text:p>0.63</text:p>
          </table:table-cell>
          <table:table-cell table:style-name="ACE-0" office:value-type="string">
            <text:p>Hanebuth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1386</text:p>
          </table:table-cell>
          <table:table-cell table:style-name="ACE-3" office:value-type="float" office:value="10.23967">
            <text:p>10.24</text:p>
          </table:table-cell>
          <table:table-cell table:style-name="ACE-3" office:value-type="float" office:value="106.3515">
            <text:p>106.35</text:p>
          </table:table-cell>
          <table:table-cell table:style-name="ACE-0" office:value-type="float" office:value="2050">
            <text:p>205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3 wood pieces of an interridge deposi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48999999999999999">
            <text:p>−0.4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1313</text:p>
          </table:table-cell>
          <table:table-cell table:style-name="ACE-3" office:value-type="float" office:value="10.670170000000001">
            <text:p>10.67</text:p>
          </table:table-cell>
          <table:table-cell table:style-name="ACE-3" office:value-type="float" office:value="105.86083000000001">
            <text:p>105.86</text:p>
          </table:table-cell>
          <table:table-cell table:style-name="ACE-0" office:value-type="float" office:value="6040">
            <text:p>60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4-cm mangrove root - estuary - mangrove - dark gray to black dry organic-rich clay - tendency to early soil formation - rooted by land plants - organic layers and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859999999999999">
            <text:p>−1.686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Hanebuth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1507</text:p>
          </table:table-cell>
          <table:table-cell table:style-name="ACE-3" office:value-type="float" office:value="10.52983">
            <text:p>10.53</text:p>
          </table:table-cell>
          <table:table-cell table:style-name="ACE-3" office:value-type="float" office:value="106.38383">
            <text:p>106.38</text:p>
          </table:table-cell>
          <table:table-cell table:style-name="ACE-0" office:value-type="float" office:value="4420">
            <text:p>442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ivalve shells - Estuary - dark gray silty clay - homogenous - partly articulated bivalve shells - partly accumulated in layers together with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8500000000000001">
            <text:p>−2.8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0911</text:p>
          </table:table-cell>
          <table:table-cell table:style-name="ACE-3" office:value-type="float" office:value="10.670170000000001">
            <text:p>10.67</text:p>
          </table:table-cell>
          <table:table-cell table:style-name="ACE-3" office:value-type="float" office:value="105.86083000000001">
            <text:p>105.86</text:p>
          </table:table-cell>
          <table:table-cell table:style-name="ACE-0" office:value-type="float" office:value="4650">
            <text:p>46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organic - floodplain - yellowish brown to light gray dry clay - intensively flamed - oxidized - commonly well and freshly rooted - few thin organic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41999999999999998">
            <text:p>−0.4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1508</text:p>
          </table:table-cell>
          <table:table-cell table:style-name="ACE-3" office:value-type="float" office:value="10.751670000000001">
            <text:p>10.75</text:p>
          </table:table-cell>
          <table:table-cell table:style-name="ACE-3" office:value-type="float" office:value="105.711">
            <text:p>105.71</text:p>
          </table:table-cell>
          <table:table-cell table:style-name="ACE-0" office:value-type="float" office:value="6020">
            <text:p>60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iece of Oyster - intertidal fl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444">
            <text:p>−2.444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string">
            <text:p>Hanebuth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EAL-7546</text:p>
          </table:table-cell>
          <table:table-cell table:style-name="ACE-3" office:value-type="float" office:value="10.913830000000001">
            <text:p>10.91</text:p>
          </table:table-cell>
          <table:table-cell table:style-name="ACE-3" office:value-type="float" office:value="105.74083">
            <text:p>105.74</text:p>
          </table:table-cell>
          <table:table-cell table:style-name="ACE-0" office:value-type="float" office:value="5985">
            <text:p>598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remain - estuary - mangrove - dark gray to black dry organic-rich clay - tendency to early soil formation - rooted by land plants - organic layers and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5600000000000005">
            <text:p>−0.556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Hanebuth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0916</text:p>
          </table:table-cell>
          <table:table-cell table:style-name="ACE-3" office:value-type="float" office:value="10.66217">
            <text:p>10.66</text:p>
          </table:table-cell>
          <table:table-cell table:style-name="ACE-3" office:value-type="float" office:value="106.21550000000001">
            <text:p>106.22</text:p>
          </table:table-cell>
          <table:table-cell table:style-name="ACE-0" office:value-type="float" office:value="2775">
            <text:p>27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lant remains - charcoal - salt marsh - mangrove - tidal flat - dark gray to black dry organic-rich clay - tendency to early soil formation - rooted by land plants - organic layers and horizons (with transition to mangrove and tidal flat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0860000000000001">
            <text:p>−1.086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Hanebuth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1509</text:p>
          </table:table-cell>
          <table:table-cell table:style-name="ACE-3" office:value-type="float" office:value="10.751670000000001">
            <text:p>10.75</text:p>
          </table:table-cell>
          <table:table-cell table:style-name="ACE-3" office:value-type="float" office:value="105.711">
            <text:p>105.71</text:p>
          </table:table-cell>
          <table:table-cell table:style-name="ACE-0" office:value-type="float" office:value="3740">
            <text:p>37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- floodplain or swamp; floodplain: yellowish brown to light gray dry clay - intensively flamed - oxidized - commonly well and freshly rooted - few thin organic horizons; swamp: very dark gray clay very rich in organics - thick horizons exclusively composed of densly packed well-preserved 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45">
            <text:p>−1.4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0910</text:p>
          </table:table-cell>
          <table:table-cell table:style-name="ACE-3" office:value-type="float" office:value="10.670170000000001">
            <text:p>10.67</text:p>
          </table:table-cell>
          <table:table-cell table:style-name="ACE-3" office:value-type="float" office:value="105.86083000000001">
            <text:p>105.86</text:p>
          </table:table-cell>
          <table:table-cell table:style-name="ACE-0" office:value-type="float" office:value="5590">
            <text:p>55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- floodplain - yellowish brown to light gray dry clay - intensively flamed - oxidized - commonly well and freshly rooted - few thin organic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0915</text:p>
          </table:table-cell>
          <table:table-cell table:style-name="ACE-3" office:value-type="float" office:value="10.66217">
            <text:p>10.66</text:p>
          </table:table-cell>
          <table:table-cell table:style-name="ACE-3" office:value-type="float" office:value="106.21550000000001">
            <text:p>106.22</text:p>
          </table:table-cell>
          <table:table-cell table:style-name="ACE-0" office:value-type="float" office:value="5385">
            <text:p>53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lant remains - floodplain - yellowish brown to light gray dry clay - intensively flamed - oxidized - commonly well and freshly rooted - few thin organic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28">
            <text:p>−1.2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5328</text:p>
          </table:table-cell>
          <table:table-cell table:style-name="ACE-3" office:value-type="float" office:value="10.52617">
            <text:p>10.53</text:p>
          </table:table-cell>
          <table:table-cell table:style-name="ACE-3" office:value-type="float" office:value="106.32067000000001">
            <text:p>106.32</text:p>
          </table:table-cell>
          <table:table-cell table:style-name="ACE-0" office:value-type="float" office:value="2110">
            <text:p>21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- floodplain - yellowish brown to light gray dry clay - intensively flamed - oxidized - commonly well and freshly rooted - few thin organic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5329</text:p>
          </table:table-cell>
          <table:table-cell table:style-name="ACE-3" office:value-type="float" office:value="10.52617">
            <text:p>10.53</text:p>
          </table:table-cell>
          <table:table-cell table:style-name="ACE-3" office:value-type="float" office:value="106.32067000000001">
            <text:p>106.32</text:p>
          </table:table-cell>
          <table:table-cell table:style-name="ACE-0" office:value-type="float" office:value="3775">
            <text:p>377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lant remains - intertidal - brown very dark gray silty clay intercalated by sand layers and send lenses and confined silt and clay layer - abundant plant remains - tide-indicative oyster shells - some foraminifera and other marine mirco-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5640000000000001">
            <text:p>−4.564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string">
            <text:p>Hanebuth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0912</text:p>
          </table:table-cell>
          <table:table-cell table:style-name="ACE-3" office:value-type="float" office:value="10.638">
            <text:p>10.64</text:p>
          </table:table-cell>
          <table:table-cell table:style-name="ACE-3" office:value-type="float" office:value="106.26416999999999">
            <text:p>106.26</text:p>
          </table:table-cell>
          <table:table-cell table:style-name="ACE-0" office:value-type="float" office:value="4990">
            <text:p>49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- salt marsh - mangrove - tidal flat - dark gray to black dry organic-rich clay - tendency to early soil formation - rooted by land plants - organic layers and horizons (with transition to mangrove and tidal flat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459999999999999">
            <text:p>−1.146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Hanebuth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0913</text:p>
          </table:table-cell>
          <table:table-cell table:style-name="ACE-3" office:value-type="float" office:value="10.638">
            <text:p>10.64</text:p>
          </table:table-cell>
          <table:table-cell table:style-name="ACE-3" office:value-type="float" office:value="106.26416999999999">
            <text:p>106.26</text:p>
          </table:table-cell>
          <table:table-cell table:style-name="ACE-0" office:value-type="float" office:value="5770">
            <text:p>57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remains - salt marsh - mangrove - tidal flat - dark gray to black dry organic-rich clay - tendency to early soil formation - rooted by land plants - organic layers and horizons (with transition to mangrove and tidal flat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559999999999998">
            <text:p>−2.756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Hanebuth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0917</text:p>
          </table:table-cell>
          <table:table-cell table:style-name="ACE-3" office:value-type="float" office:value="10.673170000000001">
            <text:p>10.67</text:p>
          </table:table-cell>
          <table:table-cell table:style-name="ACE-3" office:value-type="float" office:value="105.896">
            <text:p>105.90</text:p>
          </table:table-cell>
          <table:table-cell table:style-name="ACE-0" office:value-type="float" office:value="6370">
            <text:p>63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- tidal fl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839999999999999">
            <text:p>−1.884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string">
            <text:p>Hanebuth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EAL-7547</text:p>
          </table:table-cell>
          <table:table-cell table:style-name="ACE-3" office:value-type="float" office:value="10.913830000000001">
            <text:p>10.91</text:p>
          </table:table-cell>
          <table:table-cell table:style-name="ACE-3" office:value-type="float" office:value="105.74083">
            <text:p>105.74</text:p>
          </table:table-cell>
          <table:table-cell table:style-name="ACE-0" office:value-type="float" office:value="7080">
            <text:p>70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Plant remain - tidal beach: brown clayey fine sand with silt beds - fining or coarsening upwards - few organic spots - few foraminifers and shell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27">
            <text:p>−3.327</text:p>
          </table:table-cell>
          <table:table-cell table:style-name="ACE-0" office:value-type="float" office:value="0.63">
            <text:p>0.63</text:p>
          </table:table-cell>
          <table:table-cell table:style-name="ACE-0" office:value-type="float" office:value="0.63">
            <text:p>0.63</text:p>
          </table:table-cell>
          <table:table-cell table:style-name="ACE-0" office:value-type="string">
            <text:p>Hanebuth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1024</text:p>
          </table:table-cell>
          <table:table-cell table:style-name="ACE-3" office:value-type="float" office:value="10.407">
            <text:p>10.41</text:p>
          </table:table-cell>
          <table:table-cell table:style-name="ACE-3" office:value-type="float" office:value="106.3365">
            <text:p>106.34</text:p>
          </table:table-cell>
          <table:table-cell table:style-name="ACE-0" office:value-type="float" office:value="4290">
            <text:p>42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s - Prodel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75">
            <text:p>−3.7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55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6760">
            <text:p>676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 - 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8140000000000001">
            <text:p>−5.814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string">
            <text:p>TamuraEtal2007,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56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8180">
            <text:p>818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 - 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1.164000000000001">
            <text:p>−21.164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string">
            <text:p>TamuraEtal2007,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49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6620">
            <text:p>66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559999999999999">
            <text:p>−1.1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7,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51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7130">
            <text:p>71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559999999999999">
            <text:p>−2.3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7,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52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7030">
            <text:p>70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559999999999999">
            <text:p>−2.8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7,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54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6550">
            <text:p>65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556">
            <text:p>−5.5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7,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47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700">
            <text:p>7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macrofossils (fragments) and <text:s/>freshwater sediment information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7,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48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6250">
            <text:p>62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5599999999999998">
            <text:p>−0.3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7,TamuraEtal2009,Stattegger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50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6470">
            <text:p>64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56">
            <text:p>−1.5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7,TamuraEtal2009,Stattegger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53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7150">
            <text:p>71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559999999999998">
            <text:p>−3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7,TamuraEtal2009,Stattegger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4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6930">
            <text:p>69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sedimentar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559999999999998">
            <text:p>−3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0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loodplain deposits - plant fragment - freshwater diatom assemblag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.800000000000001">
            <text:p>−10.8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1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loodplain deposits - plant fragment - freshwater diatom assemblag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800000000000001">
            <text:p>−11.8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2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740">
            <text:p>77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Floodplain deposits - plant fragment - freshwater diatom assemblag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.5">
            <text:p>−12.5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3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720">
            <text:p>772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Floodplain deposits - plant fragment - freshwater diatom assemblag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3.6">
            <text:p>−13.6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4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920">
            <text:p>79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Floodplain deposits - plant fragment - freshwater diatom assemblag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4">
            <text:p>−15.4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6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8200">
            <text:p>820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Freshwater diatom assemblage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9000000000000004">
            <text:p>−4.9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7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7520">
            <text:p>75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reshwater diatom assemblage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5">
            <text:p>−6.5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8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8390">
            <text:p>83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Freshwater diatom assemblage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.1">
            <text:p>−10.1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9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8700">
            <text:p>870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Freshwater diatom assemblage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22763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7250">
            <text:p>72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Freshwater diatom assemblage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7999999999999998">
            <text:p>−4.8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6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8200">
            <text:p>82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8.564">
            <text:p>−18.564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7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8360">
            <text:p>83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9.164000000000001">
            <text:p>−19.164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8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8590">
            <text:p>85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1.164000000000001">
            <text:p>−21.164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41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9210">
            <text:p>92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7.364000000000001">
            <text:p>−27.364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42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9170">
            <text:p>91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7.564">
            <text:p>−27.564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16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2030">
            <text:p>203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ary - Floodplain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17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4000">
            <text:p>400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ary - Floodplain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18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5520">
            <text:p>552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ary - Floodplain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39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1310">
            <text:p>131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 - freshwater sediments - bluish gray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37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2020">
            <text:p>202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 - freshwater sediments - reddish brown sand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38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1430">
            <text:p>14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organic sediment - freshwater sediments - reddish brown sand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19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5500">
            <text:p>550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559999999999999">
            <text:p>−2.8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0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6260">
            <text:p>62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559999999999998">
            <text:p>−3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1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6560">
            <text:p>65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4560000000000004">
            <text:p>−4.4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2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5840">
            <text:p>58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1559999999999997">
            <text:p>−5.1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3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6960">
            <text:p>69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8559999999999999">
            <text:p>−5.8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4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6559999999999997">
            <text:p>−6.6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5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2560000000000002">
            <text:p>−7.2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6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0559999999999992">
            <text:p>−8.0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7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300">
            <text:p>73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7560000000000002">
            <text:p>−8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8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470">
            <text:p>74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4559999999999995">
            <text:p>−9.4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9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540">
            <text:p>75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256">
            <text:p>−10.2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22764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6960">
            <text:p>69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4559999999999995">
            <text:p>−8.4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22765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450">
            <text:p>74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7560000000000002">
            <text:p>−9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27201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6570">
            <text:p>65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7560000000000002">
            <text:p>−4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27202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6860">
            <text:p>68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556">
            <text:p>−5.5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0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5930">
            <text:p>59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laminated and rooted pe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056000000000000001">
            <text:p>−0.0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Stattegger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1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6380">
            <text:p>63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sedimentar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5599999999999996">
            <text:p>−0.9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Stattegger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3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sedimentar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559999999999998">
            <text:p>−2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Stattegger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5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7330">
            <text:p>73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sedimentar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7560000000000002">
            <text:p>−4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Stattegger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2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6690">
            <text:p>66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sedimentar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956">
            <text:p>−1.9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StatteggerEtal2013</text:p>
          </table:table-cell>
          <table:table-cell table:number-columns-repeated="240" table:style-name="ACE-0"/>
        </table:table-row>
        <table:table-row table:style-name="AROW-3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2936</text:p>
          </table:table-cell>
          <table:table-cell table:style-name="ACE-3" office:value-type="float" office:value="9.6839999999999993">
            <text:p>9.68</text:p>
          </table:table-cell>
          <table:table-cell table:style-name="ACE-3" office:value-type="float" office:value="106.194">
            <text:p>106.19</text:p>
          </table:table-cell>
          <table:table-cell table:style-name="ACE-0" office:value-type="float" office:value="43420">
            <text:p>43420</text:p>
          </table:table-cell>
          <table:table-cell table:style-name="ACE-0" office:value-type="float" office:value="980">
            <text:p>98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4.989999999999998">
            <text:p>−24.9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aEtal2002</text:p>
          </table:table-cell>
          <table:table-cell table:number-columns-repeated="240" table:style-name="ACE-0"/>
        </table:table-row>
        <table:table-row table:style-name="AROW-0" table:number-rows-repeated="34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0" gnm:cursor-row="72">
          <gnm:selection gnm:start-col="0" gnm:start-row="72" gnm:end-col="15" gnm:end-row="7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1-18T12:01:1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